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family-generic="swiss" style:font-pitch="variable"/>
    <style:font-face style:name="DejaVu Sans Condensed2" svg:font-family="'DejaVu Sans Condensed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Table_20_Contents">
      <style:paragraph-properties fo:text-align="start" style:justify-single-word="false"/>
      <style:text-properties style:text-line-through-style="none" style:text-line-through-type="none" style:font-name="DejaVu Sans Condensed1" fo:font-weight="bold" officeooo:paragraph-rsid="005526b0" style:font-weight-asian="bold" style:font-weight-complex="bold"/>
    </style:style>
    <style:style style:name="P2" style:family="paragraph" style:parent-style-name="Table_20_Contents">
      <style:paragraph-properties fo:text-align="start" style:justify-single-word="false"/>
      <style:text-properties style:text-line-through-style="none" style:text-line-through-type="none" style:font-name="DejaVu Sans Condensed1" fo:font-weight="bold" officeooo:rsid="0035db3e" officeooo:paragraph-rsid="005526b0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fo:font-size="12pt" fo:font-weight="bold" officeooo:rsid="0019eb27" officeooo:paragraph-rsid="001c0208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style:text-underline-style="none" fo:font-weight="bold" officeooo:rsid="005860b0" officeooo:paragraph-rsid="005860b0" style:font-size-asian="12pt" style:font-style-asian="normal" style:font-weight-asian="bold" style:font-name-complex="DejaVu Sans Condensed2" style:font-size-complex="12pt" style:font-style-complex="normal" style:font-weight-complex="bold"/>
    </style:style>
    <style:style style:name="P5" style:family="paragraph" style:parent-style-name="Standard">
      <style:paragraph-properties fo:text-align="start" style:justify-single-word="false"/>
      <style:text-properties style:text-line-through-style="none" style:text-line-through-type="none" officeooo:paragraph-rsid="005526b0"/>
    </style:style>
    <style:style style:name="P6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style:text-underline-style="none" fo:font-weight="normal" officeooo:rsid="005860b0" officeooo:paragraph-rsid="005860b0" style:font-size-asian="12pt" style:font-style-asian="normal" style:font-weight-asian="normal" style:font-name-complex="DejaVu Sans Condensed2" style:font-size-complex="12pt" style:font-style-complex="normal" style:font-weight-complex="normal"/>
    </style:style>
    <style:style style:name="P7" style:family="paragraph" style:parent-style-name="Standard" style:list-style-name="L1" style:master-page-name="">
      <loext:graphic-properties draw:fill-gradient-name="gradient" draw:fill-hatch-name="hatch"/>
      <style:paragraph-properties fo:text-align="start" style:justify-single-word="false" fo:hyphenation-ladder-count="no-limit" style:page-number="auto"/>
      <style:text-properties style:text-line-through-style="none" style:text-line-through-type="none" style:font-name="DejaVu Sans Condensed" fo:font-size="12pt" fo:font-style="normal" style:text-underline-style="none" fo:font-weight="normal" officeooo:rsid="005860b0" officeooo:paragraph-rsid="005860b0" style:font-size-asian="12pt" style:font-style-asian="normal" style:font-weight-asian="normal" style:font-name-complex="DejaVu Sans Condensed2" style:font-size-complex="12pt" style:font-style-complex="normal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1" style:family="text">
      <style:text-properties style:font-name="DejaVu Sans Condensed1" fo:font-size="12pt" fo:font-weight="bold" officeooo:rsid="0030263c" style:font-size-asian="12pt" style:font-weight-asian="bold" style:font-size-complex="12pt" style:font-weight-complex="bold"/>
    </style:style>
    <style:style style:name="T2" style:family="text">
      <style:text-properties style:font-name="DejaVu Sans Condensed1" fo:font-size="12pt" fo:font-weight="bold" officeooo:rsid="0049f98f" style:font-size-asian="12pt" style:font-weight-asian="bold" style:font-size-complex="12pt" style:font-weight-complex="bold"/>
    </style:style>
    <style:style style:name="T3" style:family="text">
      <style:text-properties style:font-name="DejaVu Sans Condensed1" fo:font-size="12pt" fo:font-weight="bold" officeooo:rsid="004de2ec" style:font-size-asian="12pt" style:font-weight-asian="bold" style:font-size-complex="12pt" style:font-weight-complex="bold"/>
    </style:style>
    <style:style style:name="T4" style:family="text">
      <style:text-properties style:font-name="DejaVu Sans Condensed1" fo:font-size="12pt" fo:font-weight="bold" officeooo:rsid="005860b0" style:font-size-asian="12pt" style:font-weight-asian="bold" style:font-size-complex="12pt" style:font-weight-complex="bold"/>
    </style:style>
    <style:style style:name="T5" style:family="text">
      <style:text-properties style:font-name="DejaVu Sans Condensed1" fo:font-size="12pt" fo:font-weight="bold" officeooo:rsid="00598012" style:font-size-asian="12pt" style:font-weight-asian="bold" style:font-size-complex="12pt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officeooo:rsid="0035db3e"/>
    </style:style>
    <style:style style:name="T8" style:family="text">
      <style:text-properties officeooo:rsid="005a56d0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1">1<text:span text:style-name="T7">xx</text:span> - Controls</text:p>
          </table:table-cell>
          <table:table-cell table:style-name="Table1.B1" office:value-type="string">
            <text:p text:style-name="P2">2xx - Ground</text:p>
          </table:table-cell>
          <table:table-cell table:style-name="Table1.C1" office:value-type="string">
            <text:p text:style-name="P2">3xx - Flight</text:p>
          </table:table-cell>
          <table:table-cell table:style-name="Table1.B1" office:value-type="string">
            <text:p text:style-name="P2">4xx - A2A</text:p>
          </table:table-cell>
          <table:table-cell table:style-name="Table1.B1" office:value-type="string">
            <text:p text:style-name="P2">5xx - A2G</text:p>
          </table:table-cell>
          <table:table-cell table:style-name="Table1.F1" office:value-type="string">
            <text:p text:style-name="P2">6xx - Misc</text:p>
          </table:table-cell>
        </table:table-row>
      </table:table>
      <text:p text:style-name="P5"><text:span text:style-name="T2">3</text:span><text:span text:style-name="T3">0</text:span><text:span text:style-name="T5">9</text:span><text:span text:style-name="T1"> - </text:span><text:span text:style-name="T2">Flight -</text:span><text:span text:style-name="T1"> </text:span><text:span text:style-name="T4">Bob AI</text:span></text:p>
      <text:p text:style-name="P3"/>
      <text:p text:style-name="P4">Bob AI (WIP)</text:p>
      <text:list text:style-name="L1">
        <text:list-item>
          <text:p text:style-name="P6">Press <text:span text:style-name="T6">Trim Hat press</text:span> to <text:span text:style-name="T6">toggle Bob AI on/off</text:span> (from either seat).</text:p>
        </text:list-item>
        <text:list-item>
          <text:p text:style-name="P6">Bob will initially try to maintain current heading, speed, and altitude.</text:p>
        </text:list-item>
        <text:list-item>
          <text:p text:style-name="P7">To change heading, speed, and altitude, move the controls; Bob will change parameters at a rate proportional to how far the controls are moved<text:span text:style-name="T8">, as long as the controls are held. <text:s/>Center controls to have Bob hold the current settings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family-generic="swiss" style:font-pitch="variable"/>
    <style:font-face style:name="DejaVu Sans Condensed2" svg:font-family="'DejaVu Sans Condensed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1" fo:font-family="'DejaVu Sans Condensed'" style:font-family-generic="swiss" style:font-pitch="variable"/>
    </style:style>
    <style:style style:name="ListLabel_20_1" style:display-name="ListLabel 1" style:family="text">
      <style:text-properties style:font-name="DejaVu Sans Condensed" fo:font-family="'DejaVu Sans Condensed'" style:font-family-generic="roman" style:font-pitch="variable" fo:font-weight="normal" style:font-name-complex="DejaVu Sans Condensed2" style:font-family-complex="'DejaVu Sans Condensed'" style:font-family-generic-complex="system" style:font-pitch-complex="variable"/>
    </style:style>
    <style:style style:name="ListLabel_20_2" style:display-name="ListLabel 2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3" style:display-name="ListLabel 3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4" style:display-name="ListLabel 4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5" style:display-name="ListLabel 5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6" style:display-name="ListLabel 6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7" style:display-name="ListLabel 7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8" style:display-name="ListLabel 8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9" style:display-name="ListLabel 9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10" style:display-name="ListLabel 10" style:family="text">
      <style:text-properties style:font-name="DejaVu Sans Condensed" fo:font-family="'DejaVu Sans Condensed'" style:font-family-generic="roman" style:font-pitch="variable" fo:font-weight="normal" style:font-name-complex="DejaVu Sans Condensed2" style:font-family-complex="'DejaVu Sans Condensed'" style:font-family-generic-complex="system" style:font-pitch-complex="variable"/>
    </style:style>
    <style:style style:name="ListLabel_20_11" style:display-name="ListLabel 11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12" style:display-name="ListLabel 12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13" style:display-name="ListLabel 13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14" style:display-name="ListLabel 14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15" style:display-name="ListLabel 15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16" style:display-name="ListLabel 16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17" style:display-name="ListLabel 17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18" style:display-name="ListLabel 18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19" style:display-name="ListLabel 19" style:family="text">
      <style:text-properties style:font-name="DejaVu Sans Condensed" fo:font-family="'DejaVu Sans Condensed'" style:font-family-generic="roman" style:font-pitch="variable" fo:font-weight="normal" style:font-name-complex="DejaVu Sans Condensed2" style:font-family-complex="'DejaVu Sans Condensed'" style:font-family-generic-complex="system" style:font-pitch-complex="variable"/>
    </style:style>
    <style:style style:name="ListLabel_20_20" style:display-name="ListLabel 20" style:family="text">
      <style:text-properties style:font-name="DejaVu Sans Condensed" fo:font-family="'DejaVu Sans Condensed'" style:font-family-generic="roman" style:font-pitch="variable" fo:font-weight="normal" style:font-name-complex="DejaVu Sans Condensed2" style:font-family-complex="'DejaVu Sans Condensed'" style:font-family-generic-complex="system" style:font-pitch-complex="variable"/>
    </style:style>
    <style:style style:name="ListLabel_20_21" style:display-name="ListLabel 21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22" style:display-name="ListLabel 22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23" style:display-name="ListLabel 23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24" style:display-name="ListLabel 24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25" style:display-name="ListLabel 25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26" style:display-name="ListLabel 26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27" style:display-name="ListLabel 27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28" style:display-name="ListLabel 28" style:family="text">
      <style:text-properties style:font-name-asian="OpenSymbol1" style:font-family-asian="OpenSymbol" style:font-family-generic-asian="system" style:font-pitch-asian="variable"/>
    </style:style>
    <style:style style:name="ListLabel_20_29" style:display-name="ListLabel 29" style:family="text">
      <style:text-properties style:font-name-asian="OpenSymbol1" style:font-family-asian="OpenSymbol" style:font-family-generic-asian="system" style:font-pitch-asian="variable"/>
    </style:style>
    <style:style style:name="ListLabel_20_30" style:display-name="ListLabel 30" style:family="text">
      <style:text-properties style:font-name="DejaVu Sans Condensed" fo:font-family="'DejaVu Sans Condensed'" style:font-family-generic="roman" style:font-pitch="variable" fo:font-weight="normal" style:font-name-asian="OpenSymbol1" style:font-family-asian="OpenSymbol" style:font-family-generic-asian="system" style:font-pitch-asian="variable"/>
    </style:style>
    <style:style style:name="ListLabel_20_31" style:display-name="ListLabel 31" style:family="text">
      <style:text-properties style:font-name-asian="OpenSymbol1" style:font-family-asian="OpenSymbol" style:font-family-generic-asian="system" style:font-pitch-asian="variable"/>
    </style:style>
    <style:style style:name="ListLabel_20_32" style:display-name="ListLabel 32" style:family="text">
      <style:text-properties style:font-name-asian="OpenSymbol1" style:font-family-asian="OpenSymbol" style:font-family-generic-asian="system" style:font-pitch-asian="variable"/>
    </style:style>
    <style:style style:name="ListLabel_20_33" style:display-name="ListLabel 33" style:family="text">
      <style:text-properties style:font-name-asian="OpenSymbol1" style:font-family-asian="OpenSymbol" style:font-family-generic-asian="system" style:font-pitch-asian="variable"/>
    </style:style>
    <style:style style:name="ListLabel_20_34" style:display-name="ListLabel 34" style:family="text">
      <style:text-properties style:font-name-asian="OpenSymbol1" style:font-family-asian="OpenSymbol" style:font-family-generic-asian="system" style:font-pitch-asian="variable"/>
    </style:style>
    <style:style style:name="ListLabel_20_35" style:display-name="ListLabel 35" style:family="text">
      <style:text-properties style:font-name-asian="OpenSymbol1" style:font-family-asian="OpenSymbol" style:font-family-generic-asian="system" style:font-pitch-asian="variable"/>
    </style:style>
    <style:style style:name="ListLabel_20_36" style:display-name="ListLabel 36" style:family="text">
      <style:text-properties style:font-name-asian="OpenSymbol1" style:font-family-asian="OpenSymbol" style:font-family-generic-asian="system" style:font-pitch-asian="variable"/>
    </style:style>
    <style:style style:name="ListLabel_20_37" style:display-name="ListLabel 37" style:family="text">
      <style:text-properties style:font-name="DejaVu Sans Condensed" fo:font-family="'DejaVu Sans Condensed'" style:font-family-generic="roman" style:font-pitch="variable" fo:font-weight="normal" style:font-name-complex="DejaVu Sans Condensed2" style:font-family-complex="'DejaVu Sans Condensed'" style:font-family-generic-complex="system" style:font-pitch-complex="variable"/>
    </style:style>
    <style:style style:name="ListLabel_20_38" style:display-name="ListLabel 38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39" style:display-name="ListLabel 39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40" style:display-name="ListLabel 40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41" style:display-name="ListLabel 41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42" style:display-name="ListLabel 42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43" style:display-name="ListLabel 43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44" style:display-name="ListLabel 44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45" style:display-name="ListLabel 45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loext:num-list-format="%1%.%2%" style:num-format="1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3" loext:num-list-format="%2%.%3%" style:num-format="1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text:style-name="ListLabel_20_4" loext:num-list-format="%3%.%4%" style:num-format="1" text:display-levels="2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text:style-name="ListLabel_20_5" loext:num-list-format="%4%.%5%" style:num-format="1" text:display-levels="2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text:style-name="ListLabel_20_6" loext:num-list-format="%5%.%6%" style:num-format="1" text:display-levels="2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text:style-name="ListLabel_20_7" loext:num-list-format="%6%.%7%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text:style-name="ListLabel_20_8" loext:num-list-format="%7%.%8%" style:num-format="1" text:display-levels="2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text:style-name="ListLabel_20_9" loext:num-list-format="%8%.%9%" style:num-format="1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loext:num-list-format="%1%.%2%" style:num-format="1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12" loext:num-list-format="%2%.%3%" style:num-format="1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text:style-name="ListLabel_20_13" loext:num-list-format="%3%.%4%" style:num-format="1" text:display-levels="2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text:style-name="ListLabel_20_14" loext:num-list-format="%4%.%5%" style:num-format="1" text:display-levels="2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text:style-name="ListLabel_20_15" loext:num-list-format="%5%.%6%" style:num-format="1" text:display-levels="2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text:style-name="ListLabel_20_16" loext:num-list-format="%6%.%7%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text:style-name="ListLabel_20_17" loext:num-list-format="%7%.%8%" style:num-format="1" text:display-levels="2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text:style-name="ListLabel_20_18" loext:num-list-format="%8%.%9%" style:num-format="1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" loext:num-list-format="%1%.%2%" style:num-format="1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21" loext:num-list-format="%2%.%3%" style:num-format="1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text:style-name="ListLabel_20_22" loext:num-list-format="%3%.%4%" style:num-format="1" text:display-levels="2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text:style-name="ListLabel_20_23" loext:num-list-format="%4%.%5%" style:num-format="1" text:display-levels="2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text:style-name="ListLabel_20_24" loext:num-list-format="%5%.%6%" style:num-format="1" text:display-levels="2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text:style-name="ListLabel_20_25" loext:num-list-format="%6%.%7%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text:style-name="ListLabel_20_26" loext:num-list-format="%7%.%8%" style:num-format="1" text:display-levels="2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text:style-name="ListLabel_20_27" loext:num-list-format="%8%.%9%" style:num-format="1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29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30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31" loext:num-list-format="%4%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32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33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34" loext:num-list-format="%7%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35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36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loext:num-list-format="%1%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38" loext:num-list-format="%1%.%2%" style:num-format="1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39" loext:num-list-format="%2%.%3%" style:num-format="1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text:style-name="ListLabel_20_40" loext:num-list-format="%3%.%4%" style:num-format="1" text:display-levels="2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text:style-name="ListLabel_20_41" loext:num-list-format="%4%.%5%" style:num-format="1" text:display-levels="2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text:style-name="ListLabel_20_42" loext:num-list-format="%5%.%6%" style:num-format="1" text:display-levels="2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text:style-name="ListLabel_20_43" loext:num-list-format="%6%.%7%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text:style-name="ListLabel_20_44" loext:num-list-format="%7%.%8%" style:num-format="1" text:display-levels="2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text:style-name="ListLabel_20_45" loext:num-list-format="%8%.%9%" style:num-format="1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editing-duration>PT11H7M22S</meta:editing-duration>
    <meta:editing-cycles>66</meta:editing-cycles>
    <meta:generator>LibreOffice/7.4.5.1$Windows_X86_64 LibreOffice_project/9c0871452b3918c1019dde9bfac75448afc4b57f</meta:generator>
    <dc:date>2024-11-03T11:44:24.982000000</dc:date>
    <meta:document-statistic meta:table-count="1" meta:image-count="0" meta:object-count="0" meta:page-count="1" meta:paragraph-count="11" meta:word-count="93" meta:character-count="471" meta:non-whitespace-character-count="391"/>
  </office:meta>
</office:document-meta>
</file>